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P3" style:parent-style-name="ParágrafodaLista" style:list-style-name="LFO1" style:family="paragraph"/>
    <style:style style:name="T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6" style:parent-style-name="ParágrafodaLista" style:list-style-name="LFO1" style:family="paragraph"/>
    <style:style style:name="P7" style:parent-style-name="ParágrafodaLista" style:list-style-name="LFO1" style:family="paragraph"/>
    <style:style style:name="P8" style:parent-style-name="ParágrafodaLista" style:list-style-name="LFO1" style:family="paragraph"/>
    <style:style style:name="P9" style:parent-style-name="ParágrafodaLista" style:list-style-name="LFO1" style:family="paragraph"/>
    <style:style style:name="T10" style:parent-style-name="Tipodeletrapredefinidodoparágrafo" style:family="text">
      <style:text-properties fo:font-weight="bold" style:font-weight-asian="bold" style:font-weight-complex="bold"/>
    </style:style>
    <style:style style:name="T11" style:parent-style-name="Tipodeletrapredefinidodopará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tress Management Web Application</text:p>
      <text:p text:style-name="Normal">Introduction -&gt; What is stress</text:p>
      <text:p text:style-name="Normal"><text:span text:style-name="T2">Functional Requirements</text:span></text:p>
      <text:p text:style-name="Normal">Input Bar -&gt; How do you feel<text:s/>(now/this Month/this year/ you whole life)<text:s/>in a scale</text:p>
      <text:list text:style-name="LFO1" text:continue-numbering="true">
        <text:list-item>
          <text:p text:style-name="P3"><text:span text:style-name="T4">85%-100% = Very Good</text:span><text:span text:style-name="T5"><text:s/>-&gt; You are doing well but we can always do better,</text:span><text:s/>experiment using our app</text:p>
        </text:list-item>
        <text:list-item>
          <text:p text:style-name="P6">70%-84% = Good<text:s text:c="2"/></text:p>
        </text:list-item>
        <text:list-item>
          <text:p text:style-name="P7">50%-69% = Good enough<text:s/>-&gt; Living in doubt<text:s/>or living the in the middle isnt that great, inprove your live now, and have a quick stress releaf</text:p>
        </text:list-item>
        <text:list-item>
          <text:p text:style-name="P8">30%-49% = Unwell<text:s/>-&gt; You are adviced for a quick stress releaf if you feel that it didnt help at all search help</text:p>
        </text:list-item>
        <text:list-item>
          <text:p text:style-name="P9">0%-29% = Not good<text:s/>-&gt; Search professional help and a help psicology assistant web</text:p>
        </text:list-item>
      </text:list>
      <text:p text:style-name="Normal">Data from google, where it shows the people and their stress, “How can i stress my fellow human mates less”</text:p>
      <text:p text:style-name="Normal">A relaxing video, which will release calmness</text:p>
      <text:p text:style-name="Normal">A function that has a breath meditation circle</text:p>
      <text:p text:style-name="Normal"><text:span text:style-name="T10">Technical Requirements</text:span><text:span text:style-name="T11">;</text:span></text:p>
      <text:p text:style-name="Normal">The site also asks for webcam permission where you take a photo which is a step to get better if you are feeling unwell</text:p>
      <text:p text:style-name="Normal">If all of this wasnt enough -&gt; Tools for Managing Stress &amp; Anxiety -&gt; link to external Youtube video which is helpful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✌βŘØŃŜŤ€Ð_χD✯♋ .</meta:initial-creator>
    <dc:creator>✌βŘØŃŜŤ€Ð_χD✯♋ .</dc:creator>
    <meta:creation-date>2025-04-14T10:46:00Z</meta:creation-date>
    <dc:date>2025-04-14T11:25:00Z</dc:date>
    <meta:template xlink:href="Normal" xlink:type="simple"/>
    <meta:editing-cycles>1</meta:editing-cycles>
    <meta:editing-duration>PT2340S</meta:editing-duration>
    <meta:document-statistic meta:page-count="1" meta:paragraph-count="2" meta:word-count="169" meta:character-count="1081" meta:row-count="7" meta:non-whitespace-character-count="914"/>
  </office:meta>
</office:document-meta>
</file>